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e034" officeooo:paragraph-rsid="001be034"/>
    </style:style>
    <style:style style:name="P2" style:family="paragraph" style:parent-style-name="Text_20_body">
      <style:text-properties officeooo:rsid="001be034" officeooo:paragraph-rsid="001be034"/>
    </style:style>
    <style:style style:name="P3" style:family="paragraph" style:parent-style-name="Text_20_body">
      <style:paragraph-properties fo:text-align="center" style:justify-single-word="false"/>
      <style:text-properties officeooo:paragraph-rsid="001be034"/>
    </style:style>
    <style:style style:name="P4" style:family="paragraph" style:parent-style-name="Heading_20_1">
      <style:paragraph-properties fo:text-align="center" style:justify-single-word="false"/>
      <style:text-properties officeooo:rsid="001be034" officeooo:paragraph-rsid="001be034"/>
    </style:style>
    <style:style style:name="P5" style:family="paragraph" style:parent-style-name="Heading_20_1">
      <style:text-properties officeooo:rsid="001be034" officeooo:paragraph-rsid="001be034"/>
    </style:style>
    <style:style style:name="P6" style:family="paragraph" style:parent-style-name="Heading_20_2">
      <style:paragraph-properties fo:text-align="center" style:justify-single-word="false"/>
      <style:text-properties officeooo:rsid="001be034" officeooo:paragraph-rsid="001be034"/>
    </style:style>
    <style:style style:name="P7" style:family="paragraph" style:parent-style-name="Heading_20_2">
      <style:text-properties officeooo:rsid="001f8aa1" officeooo:paragraph-rsid="001f8aa1"/>
    </style:style>
    <style:style style:name="T1" style:family="text">
      <style:text-properties officeooo:rsid="001c7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port INFO134 </text:h>
      <text:h text:style-name="P6" text:outline-level="2">Project one</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5" text:outline-level="1"><text:soft-page-break/>Report</text:h>
      <text:p text:style-name="P2">This is a report from the creation of the first assignment and the design choices I made when I made the choice.</text:p>
      <text:p text:style-name="P2">I will go through the website one point at a time and explain the choices I made, what is now and what has been discarded.<text:line-break/>The website has been tested on newer browsers including Internet Explorer, Firefox, Google Chrome and Opera.</text:p>
      <text:p text:style-name="P2">For movies I have chosen <text:span text:style-name="T1">Intouchables and Valkyrie. There are seven pages in total for now, all static and running on HTML and CSS. All elements are made by me and everything is static for now.<text:line-break/>One of the pages is a backup page that contains nothing now </text:span></text:p>
      <text:h text:style-name="P7" text:outline-level="2">Index page</text:h>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1-27T08:26:56.885737605</dc:date>
    <meta:editing-duration>PT7M41S</meta:editing-duration>
    <meta:editing-cycles>2</meta:editing-cycles>
    <meta:generator>LibreOffice/5.1.4.2$Linux_X86_64 LibreOffice_project/10m0$Build-2</meta:generator>
    <meta:document-statistic meta:table-count="0" meta:image-count="0" meta:object-count="0" meta:page-count="2" meta:paragraph-count="8" meta:word-count="120" meta:character-count="650" meta:non-whitespace-character-count="536"/>
  </office:meta>
</office:document-meta>
</file>